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5a95" officeooo:paragraph-rsid="00095a95" style:font-weight-asian="bold" style:font-weight-complex="bold"/>
    </style:style>
    <style:style style:name="P2" style:family="paragraph" style:parent-style-name="Text_20_body">
      <style:text-properties officeooo:paragraph-rsid="000b54bc"/>
    </style:style>
    <style:style style:name="P3" style:family="paragraph" style:parent-style-name="Text_20_body">
      <style:text-properties fo:font-weight="bold" officeooo:rsid="000bbe83" officeooo:paragraph-rsid="000bbe83" style:font-weight-asian="bold" style:font-weight-complex="bold"/>
    </style:style>
    <style:style style:name="P4" style:family="paragraph" style:parent-style-name="Text_20_body">
      <style:text-properties fo:font-weight="bold" officeooo:rsid="000bbe83" officeooo:paragraph-rsid="000c9322" style:font-weight-asian="bold" style:font-weight-complex="bold"/>
    </style:style>
    <style:style style:name="P5" style:family="paragraph" style:parent-style-name="Text_20_body">
      <style:text-properties fo:font-weight="normal" officeooo:rsid="000bbe83" officeooo:paragraph-rsid="000bbe83" style:font-weight-asian="normal" style:font-weight-complex="normal"/>
    </style:style>
    <style:style style:name="P6" style:family="paragraph" style:parent-style-name="Text_20_body">
      <style:text-properties officeooo:paragraph-rsid="000bbe83"/>
    </style:style>
    <style:style style:name="P7" style:family="paragraph" style:parent-style-name="Heading_20_2">
      <style:text-properties officeooo:paragraph-rsid="000b54bc"/>
    </style:style>
    <style:style style:name="T1" style:family="text">
      <style:text-properties fo:font-size="12pt" officeooo:rsid="00095a95" style:font-size-asian="10.5pt" style:font-size-complex="12pt"/>
    </style:style>
    <style:style style:name="T2" style:family="text">
      <style:text-properties fo:font-size="12pt" fo:font-weight="normal" officeooo:rsid="00095a95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normal" officeooo:rsid="000b54bc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b54bc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0bbe83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officeooo:rsid="000b54bc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none" fo:font-weight="bold" officeooo:rsid="000bbe83" style:font-size-asian="10.5pt" style:font-weight-asian="bold" style:font-size-complex="12pt" style:font-weight-complex="bold"/>
    </style:style>
    <style:style style:name="T8" style:family="text">
      <style:text-properties fo:font-size="12pt" style:text-underline-style="none" style:font-size-asian="10.5pt" style:font-size-complex="12pt"/>
    </style:style>
    <style:style style:name="T9" style:family="text">
      <style:text-properties fo:font-size="12pt" style:text-underline-style="none" officeooo:rsid="000b54bc" style:font-size-asian="10.5pt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c9322" style:font-weight-asian="normal" style:font-weight-complex="normal"/>
    </style:style>
    <style:style style:name="T12" style:family="text">
      <style:text-properties officeooo:rsid="000c93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ation Strategy</text:p>
      <text:h text:style-name="P7" text:outline-level="2"/>
      <text:h text:style-name="P7" text:outline-level="2"><text:span text:style-name="T1">Hardware Configuration:</text:span><text:span text:style-name="T2"> </text:span></text:h>
      <text:h text:style-name="P7" text:outline-level="2"><text:span text:style-name="T2"><text:s text:c="8"/></text:span><text:span text:style-name="T3">User:</text:span></text:h>
      <text:h text:style-name="P7" text:outline-level="2"><text:span text:style-name="T2"><text:s text:c="9"/>In order to use the system that we have proposed each user would need a device that connects to the Internet such as: <text:s/>a personal computer, a laptop computer, a tablet (windows, apple, android etc..), or a cell phone (windows, apple, android, etc..). <text:s/></text:span></text:h>
      <text:p text:style-name="P2"/>
      <text:p text:style-name="P2"><text:span text:style-name="T2"><text:s text:c="9"/></text:span><text:span text:style-name="T3">Hosting:</text:span><text:span text:style-name="T4"> Right now the web application that we have developed is deployed to a cloud platform <text:s/><text:tab/>as a service, particularly Heroku.com. For now there are only seven possible users, but as the <text:tab/><text:tab/>application grows there will be scalability issues that will need to be addressed. As more and <text:tab/>more users <text:s/>signup for the application the more expensive cloud platform as a service will <text:tab/>become. <text:s/>At this <text:s/>point the Rhode Island State Police can host the application on a ri.gov <text:tab/>server, or will need to <text:s/>build a server themselves. <text:s/>This can easily be accomplished by placing <text:tab/>the files on a LAMPs <text:tab/>stack. </text:span></text:p>
      <text:p text:style-name="P2"><text:span text:style-name="T4"><text:tab/><text:tab/></text:span><text:span text:style-name="T6">L</text:span><text:span text:style-name="T4">inux</text:span></text:p>
      <text:p text:style-name="P2"><text:span text:style-name="T6"><text:tab/><text:tab/>A</text:span><text:span text:style-name="T4">pache</text:span></text:p>
      <text:p text:style-name="P2"><text:span text:style-name="T6"><text:tab/><text:tab/>M</text:span><text:span text:style-name="T4">ySQL</text:span></text:p>
      <text:p text:style-name="P2"><text:span text:style-name="T6"><text:tab/><text:tab/>P</text:span><text:span text:style-name="T4">hp</text:span></text:p>
      <text:p text:style-name="P2"><text:span text:style-name="T4"><text:tab/>In order to accomplish this the Rhode Island State Police would only need to purchase a server <text:tab/>powerful enough to meet whatever user traffic requirements they are experiencing. On this <text:tab/>server computer they would install a debian of Linux. <text:s/>Once the operating system is installed <text:tab/>one <text:s/>would install and configure Apache to turn the machine into a web server, then ssh into the <text:tab/>machine and download the gtf_app git repo onto the machine to begin hosting. <text:s/>Download <text:tab/>MySql and configure the database by running the migrations located in the db folder. <text:s/>Then <text:tab/>install Php on the server to run server side maintenance and services. </text:span></text:p>
      <text:p text:style-name="P2"><text:span text:style-name="T4"><text:tab/>** It should be noted that any database or scripting language can be used in place of MySQL <text:tab/>and PHP, however these technologies are available for free and are used commonly. *** Again <text:tab/>for now Heroku Cloud Platform as a Service is free and operating seamlessly.</text:span></text:p>
      <text:p text:style-name="P2"/>
      <text:p text:style-name="P3"><text:span text:style-name="T9">P</text:span><text:span text:style-name="T8">rogramming Languages:</text:span></text:p>
      <text:p text:style-name="P5"><text:span text:style-name="T8"><text:tab/>The application is written in HTML, CSS, JavaScript, MySQL and Ruby, it also takes <text:tab/>advantage of the jQuery JavaScript library, the Rails Ruby framework, and the json document </text:span><text:soft-page-break/><text:span text:style-name="T8"><text:tab/>object model. <text:s/>As the application continues to grow anything that works on the web can be <text:tab/>implemented in order to meet system requirements, however it should be noted that as the <text:tab/>application's creator I do not see a need in the future to implement more technologies, as this is <text:tab/>a Full Stack application that can handle any new business requirements that may come up as the <text:tab/>Rhode Island Gaming community continues to grow.</text:span></text:p>
      <text:p text:style-name="P5"/>
      <text:p text:style-name="P3"><text:span text:style-name="T8"><text:s/>Document Back-Up:</text:span></text:p>
      <text:p text:style-name="P6"><text:span text:style-name="T7"><text:tab/></text:span><text:span text:style-name="T5">An administrator needs to be incharge of the database monitoring for emergency database roll <text:tab/>backs. <text:s/>The data on the database should be backed up with cloud storage automatically through <text:tab/>a program written for the back end. Also any changes to the front end need to be committed to <text:tab/>an online version control, right now the app takes advantage of Git. Version control will make <text:tab/>sure that nothing on the application gets done that can't be undone. <text:s/>As the application grows <text:tab/>into full scale production a database administrator should be put in charge of monitoring the <text:tab/><text:tab/>state of the database, and should be instructed to improve the database architecture in order to <text:tab/>maximize the functionality and meet new business requirements of the Rhode Island State <text:tab/>Police.</text:span></text:p>
      <text:p text:style-name="P3">Testing:</text:p>
      <text:p text:style-name="P4"><text:span text:style-name="T10"><text:tab/>If you navigate to the git repository that was created to house the code that became this <text:tab/>application, you will see a folder called “test”. <text:s/>As the product goes into production we would <text:tab/>work closely with the detectives writing tests in any of the testing technologies (rspec, selinium, <text:tab/>etc...) in order to insure that the entire system works flawlessly.</text:span></text:p>
      <text:p text:style-name="P4"><text:span text:style-name="T12">Training:</text:span></text:p>
      <text:p text:style-name="P4"><text:span text:style-name="T10"><text:tab/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s </meta:initial-creator>
    <meta:creation-date>2015-05-01T16:59:49.906850288</meta:creation-date>
    <dc:date>2015-05-01T18:22:00.895716722</dc:date>
    <dc:creator>jps </dc:creator>
    <meta:editing-duration>PT1M22S</meta:editing-duration>
    <meta:editing-cycles>1</meta:editing-cycles>
    <meta:document-statistic meta:table-count="0" meta:image-count="0" meta:object-count="0" meta:page-count="2" meta:paragraph-count="19" meta:word-count="594" meta:character-count="3637" meta:non-whitespace-character-count="2965"/>
    <meta:generator>LibreOffice/4.2.7.2$Linux_X86_64 LibreOffice_project/420m0$Build-2</meta:generator>
  </office:meta>
</office:document-meta>
</file>